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paragraph-properties fo:margin-left="0cm" fo:margin-right="-0.004cm" fo:text-indent="0cm" style:auto-text-indent="false"/>
      <style:text-properties fo:color="#000000" style:font-name="Arial" fo:font-size="11pt" fo:background-color="#ffffff" style:font-size-asian="11pt" style:font-size-complex="11pt"/>
    </style:style>
    <style:style style:name="P9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20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22" style:family="paragraph" style:parent-style-name="Standard">
      <style:text-properties fo:color="#ff0000"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25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27" style:family="paragraph" style:parent-style-name="Standard"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8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9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Arial" fo:font-size="11pt" style:font-size-asian="11pt" style:font-size-complex="11pt"/>
    </style:style>
    <style:style style:name="P40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4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5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#ff99cc" style:font-size-asian="12pt"/>
    </style:style>
    <style:style style:name="T7" style:family="text">
      <style:text-properties fo:color="#008000"/>
    </style:style>
    <style:style style:name="T8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8000" fo:font-size="12pt" fo:font-weight="bold" style:font-size-asian="12pt" style:font-weight-asian="bold"/>
    </style:style>
    <style:style style:name="T10" style:family="text">
      <style:text-properties fo:color="#008000" fo:font-size="12pt" style:font-size-asian="12pt"/>
    </style:style>
    <style:style style:name="T11" style:family="text">
      <style:text-properties fo:color="#008000" fo:font-style="italic" fo:font-weight="bold" style:font-style-asian="italic" style:font-weight-asian="bold"/>
    </style:style>
    <style:style style:name="T12" style:family="text">
      <style:text-properties fo:color="#008000" fo:font-weight="bold" style:font-weight-asian="bold"/>
    </style:style>
    <style:style style:name="T13" style:family="text">
      <style:text-properties fo:color="#ff0000"/>
    </style:style>
    <style:style style:name="T14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5" style:family="text">
      <style:text-properties fo:color="#ff0000" fo:font-size="12pt" fo:font-style="italic" fo:background-color="#ff99cc" style:font-size-asian="12pt" style:font-style-asian="italic"/>
    </style:style>
    <style:style style:name="T16" style:family="text">
      <style:text-properties fo:color="#ff0000" fo:font-size="12pt" style:font-size-asian="12pt"/>
    </style:style>
    <style:style style:name="T17" style:family="text">
      <style:text-properties fo:color="#ff0000" fo:font-size="12pt" style:font-size-asian="12pt" style:font-size-complex="12pt"/>
    </style:style>
    <style:style style:name="T18" style:family="text">
      <style:text-properties fo:color="#ff0000" fo:font-size="12pt" fo:font-weight="bold" style:font-size-asian="12pt" style:font-weight-asian="bold"/>
    </style:style>
    <style:style style:name="T19" style:family="text">
      <style:text-properties fo:color="#ff0000" fo:font-style="italic" fo:font-weight="bold" style:font-style-asian="italic" style:font-weight-asian="bold"/>
    </style:style>
    <style:style style:name="T20" style:family="text">
      <style:text-properties fo:color="#ff0000" fo:font-style="italic" fo:background-color="#ff99cc" style:font-style-asian="italic"/>
    </style:style>
    <style:style style:name="T21" style:family="text">
      <style:text-properties fo:color="#ff0000" fo:font-weight="bold" style:font-weight-asian="bold"/>
    </style:style>
    <style:style style:name="T22" style:family="text">
      <style:text-properties fo:color="#0000ff"/>
    </style:style>
    <style:style style:name="T23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4" style:family="text">
      <style:text-properties fo:color="#0000ff" fo:font-size="12pt" style:font-size-asian="12pt"/>
    </style:style>
    <style:style style:name="T25" style:family="text">
      <style:text-properties fo:color="#0000ff" fo:font-size="12pt" fo:font-weight="bold" style:font-size-asian="12pt" style:font-weight-asian="bold"/>
    </style:style>
    <style:style style:name="T26" style:family="text">
      <style:text-properties fo:color="#0000ff" fo:font-style="italic" fo:font-weight="bold" style:font-style-asian="italic" style:font-weight-asian="bold"/>
    </style:style>
    <style:style style:name="T27" style:family="text">
      <style:text-properties fo:color="#0000ff" fo:font-weight="bold" style:font-weight-asian="bold"/>
    </style:style>
    <style:style style:name="T28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29" style:family="text">
      <style:text-properties fo:color="#cc9900" style:font-name="Tahoma" fo:font-size="9pt" style:font-size-asian="9pt" style:font-name-complex="Tahoma" style:font-size-complex="9pt"/>
    </style:style>
    <style:style style:name="T30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31" style:family="text">
      <style:text-properties fo:color="#cc9900" fo:font-size="9pt" style:font-size-asian="9pt" style:font-name-complex="Tahoma" style:font-size-complex="9pt"/>
    </style:style>
    <style:style style:name="T32" style:family="text">
      <style:text-properties fo:color="#cc9900" style:text-underline-style="solid" style:text-underline-width="auto" style:text-underline-color="font-color" style:font-name-complex="Tahoma"/>
    </style:style>
    <style:style style:name="T33" style:family="text">
      <style:text-properties fo:color="#cc9900" style:font-name-complex="Tahoma"/>
    </style:style>
    <style:style style:name="T34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35" style:family="text">
      <style:text-properties fo:text-transform="uppercase" fo:color="#800080" fo:font-style="italic" fo:background-color="#ffff00" style:font-style-asian="italic"/>
    </style:style>
    <style:style style:name="T3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7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40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1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name-asian="Courier New1" style:font-weight-asian="bold" style:font-name-complex="Courier New1"/>
    </style:style>
    <style:style style:name="T44" style:family="text">
      <style:text-properties fo:background-color="#ff99c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2">%#include </text:span><text:span text:style-name="T43">enTetesDecisionRFM</text:span><text:span text:style-name="T42">#%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32">A adresser à</text:span><text:span text:style-name="T33"> :</text:span></text:p>
            <text:p text:style-name="P11"><text:span text:style-name="T33">pour </text:span><text:span text:style-name="T11">CCVD</text:span><text:span text:style-name="T33"> + </text:span><text:span text:style-name="T26">SAS Lsne</text:span></text:p>
          </table:table-cell>
          <table:table-cell table:style-name="Table1.B1" office:value-type="string">
            <text:p text:style-name="P19">Monsieur</text:p>
            <text:p text:style-name="P21">Carlos Madrid</text:p>
            <text:p text:style-name="P18">Médecin-dentiste conseil de</text:p>
            <text:p text:style-name="P21">l’Administration Cantonale Vaudoise</text:p>
            <text:p text:style-name="P18">Route de Berne 52</text:p>
            <text:p text:style-name="P21">1010 Lausanne</text:p>
          </table:table-cell>
        </table:table-row>
        <table:table-row table:style-name="Table1.1">
          <table:table-cell table:style-name="Table1.A1" office:value-type="string">
            <text:p text:style-name="P14"><text:span text:style-name="T32">A adresser à</text:span><text:span text:style-name="T33"> :</text:span></text:p>
            <text:p text:style-name="P11"><text:span text:style-name="T33">pour </text:span><text:span text:style-name="T19">CCJU</text:span></text:p>
          </table:table-cell>
          <table:table-cell table:style-name="Table1.B1" office:value-type="string">
            <text:p text:style-name="P24">Monsieur</text:p>
            <text:p text:style-name="P23">Christian Mischler</text:p>
            <text:p text:style-name="P23">Médecin-dentiste conseil</text:p>
            <text:p text:style-name="P23">CM Clinique Dentaire</text:p>
            <text:p text:style-name="P23">St-Randoald 2</text:p>
            <text:p text:style-name="P23">2852 Courtételle</text:p>
            <text:p text:style-name="P28">ou</text:p>
            <text:p text:style-name="P23">Monsieur</text:p>
            <text:p text:style-name="P23">Eric Develey</text:p>
            <text:p text:style-name="P23">Médecin-dentiste conseil</text:p>
            <text:p text:style-name="P23">Av. Léopold-Robert 65</text:p>
            <text:p text:style-name="P23">2301 La Chaux-de-Fonds</text:p>
          </table:table-cell>
        </table:table-row>
      </table:table>
      <text:p text:style-name="P12"/>
      <text:p text:style-name="P12">%=DOSSIER=%<text:bookmark-start text:name="OLE_LINK3"/><text:tab/><text:bookmark-end text:name="OLE_LINK3"/><text:bookmark text:name="dossier"/><text:bookmark text:name="OLE_LINK4"/></text:p>
      <text:p text:style-name="P29">%=NSS=%<text:tab/><text:bookmark text:name="AVS"/><text:bookmark text:name="OLE_LINK5"/></text:p>
      <text:p text:style-name="P2"/>
      <text:p text:style-name="P2"/>
      <text:p text:style-name="P30">%=NOTE=%</text:p>
      <text:p text:style-name="P1"/>
      <text:p text:style-name="P1"/>
      <text:p text:style-name="P1">%=DENTISTE=%</text:p>
      <text:p text:style-name="P3"/>
      <text:p text:style-name="P9">%=DATE_HONORAIRE=%<text:tab/>%=MONTANT=%</text:p>
      <text:p text:style-name="P4"/>
      <text:p text:style-name="P4"/>
      <text:p text:style-name="P4">%=TITRE=%</text:p>
      <text:p text:style-name="P4"/>
      <text:p text:style-name="P4"><text:span text:style-name="T44">%=NOTE_HONORAIRE=% %=QUESTIONNAIRE=%</text:span><text:span text:style-name="T20"> (pour la CCJU, le texte surligné en rose doit apparaître uniquement si le courrier est adressé au Dr Develey)</text:span>.</text:p>
      <text:p text:style-name="P4"/>
      <text:p text:style-name="P4">%=ENVOI=%</text:p>
      <text:p text:style-name="P4"/>
      <text:p text:style-name="P4">%=SALUTATIONS=%</text:p>
      <text:p text:style-name="P4"/>
      <text:p text:style-name="P7"/>
      <text:p text:style-name="P44"><text:tab/><text:span text:style-name="T40">%#</text:span><text:span text:style-name="T41">include <text:s/>signatureRFM</text:span><text:span text:style-name="T40">#%</text:span></text:p>
      <text:p text:style-name="P6"/>
      <text:p text:style-name="P6"/>
      <text:p text:style-name="P8"><text:span text:style-name="T45">%=ANNEXE=%</text:span> : %=MENTIONNE=%</text:p>
      <text:p text:style-name="P31"><text:span text:style-name="T12">Dr Carlos Madrid</text:span><text:tab/><text:span text:style-name="T7">L</text:span><text:span text:style-name="T22">a</text:span><text:span text:style-name="T7">u</text:span><text:span text:style-name="T22">s</text:span><text:span text:style-name="T7">a</text:span><text:span text:style-name="T22">n</text:span><text:span text:style-name="T7">n</text:span><text:span text:style-name="T22">e</text:span><text:span text:style-name="T7">, </text:span><text:span text:style-name="T22">l</text:span><text:span text:style-name="T7">e</text:span><text:span text:style-name="T22"> </text:span></text:p>
      <text:p text:style-name="P15"><text:span text:style-name="T22">Médecin-dentiste conseil de<text:tab/></text:span><text:span text:style-name="T13">Courtételle</text:span><text:span text:style-name="T13">, le </text:span></text:p>
      <text:p text:style-name="P15"><text:span text:style-name="T7">l’Administration Cantonale Vaudoise<text:tab/></text:span><text:span text:style-name="T35">ou</text:span></text:p>
      <text:p text:style-name="P15"><text:span text:style-name="T22">Route de Berne 52<text:tab/></text:span><text:span text:style-name="T13">La Chaux-de-Fonds, le </text:span></text:p>
      <text:p text:style-name="P20">1010 Lausanne</text:p>
      <text:p text:style-name="P25">Dr Christian Mischler</text:p>
      <text:p text:style-name="P22">Médecin-dentiste conseil</text:p>
      <text:p text:style-name="P22">CM Clinique Dentaire</text:p>
      <text:p text:style-name="P22">St-Randoald 2</text:p>
      <text:p text:style-name="P25">2852 Courtételle</text:p>
      <text:p text:style-name="P27">ou</text:p>
      <text:p text:style-name="P25">Dr Eric Develey</text:p>
      <text:p text:style-name="P22">Médecin-dentiste conseil</text:p>
      <text:p text:style-name="P22">Av. Léopold-Robert 65</text:p>
      <text:p text:style-name="P26">2301 La Chaux-de-Fonds</text:p>
      <text:p text:style-name="P32"><text:tab/>Caisse cantonale vaudoise</text:p>
      <text:p text:style-name="P32"><text:tab/>de compensation</text:p>
      <text:p text:style-name="P32"><text:tab/>Service des PC</text:p>
      <text:p text:style-name="P32"><text:tab/>Case postale 55</text:p>
      <text:p text:style-name="P32"><text:tab/>1815 Clarens</text:p>
      <text:p text:style-name="P33"/>
      <text:p text:style-name="P34"><text:span text:style-name="T42"><text:tab/></text:span><text:span text:style-name="T21">Caisse de compensation du Jura</text:span></text:p>
      <text:p text:style-name="P35"><text:tab/>Service des prestations</text:p>
      <text:p text:style-name="P35"><text:tab/>Rue Bel-Air 3</text:p>
      <text:p text:style-name="P35"><text:tab/>2350 Saignelégier</text:p>
      <text:p text:style-name="P33"/>
      <text:p text:style-name="P34"><text:span text:style-name="T42"><text:tab/></text:span><text:span text:style-name="T27">Agence communale</text:span></text:p>
      <text:p text:style-name="P36"><text:tab/>d'assurances sociales</text:p>
      <text:p text:style-name="P36"><text:tab/>Bureau des PC</text:p>
      <text:p text:style-name="P36"><text:tab/>Case postale 5032</text:p>
      <text:p text:style-name="P36"><text:tab/>1002 Lausanne</text:p>
      <text:p text:style-name="P16"/>
      <text:p text:style-name="P16"/>
      <text:p text:style-name="P16"/>
      <text:p text:style-name="P12">%=DOSSIER=%<text:bookmark-start text:name="OLE_LINK31"/><text:tab/><text:bookmark-end text:name="OLE_LINK31"/><text:bookmark text:name="dossier1"/><text:bookmark text:name="OLE_LINK41"/></text:p>
      <text:p text:style-name="P17">%=NSS=%<text:tab/></text:p>
      <text:p text:style-name="P16"/>
      <text:p text:style-name="P16"/>
      <text:p text:style-name="P16"/>
      <text:p text:style-name="P13">%=TITRE=%</text:p>
      <text:p text:style-name="P13"/>
      <text:p text:style-name="P12"><text:span text:style-name="T44">%=REPONSE=% %=EXAMEN_QUESTIONNAIRE=%</text:span> %=INFORME=%</text:p>
      <text:p text:style-name="P38"/>
      <text:p text:style-name="P37"><text:bookmark-start text:name="CaseACocher1"/><draw:control text:anchor-type="as-char" draw:z-index="2" draw:style-name="gr1" draw:text-style-name="P45" svg:width="0.318cm" svg:height="0.318cm" draw:control="control2"/><text:bookmark-end text:name="CaseACocher1"/><text:tab/>%=PAS_CONTACTE=%</text:p>
      <text:p text:style-name="P37"/>
      <text:p text:style-name="P37"><text:span text:style-name="T13"><draw:control text:anchor-type="as-char" draw:z-index="3" draw:style-name="gr1" draw:text-style-name="P45" svg:width="0.318cm" svg:height="0.318cm" draw:control="control3"/></text:span><text:span text:style-name="T13"><text:tab/>%=CONTACTE_DATE=%</text:span></text:p>
      <text:p text:style-name="P39"/>
      <text:p text:style-name="P37"><draw:control text:anchor-type="as-char" draw:z-index="4" draw:style-name="gr1" draw:text-style-name="P45" svg:width="0.318cm" svg:height="0.318cm" draw:control="control4"/><text:tab/>%=CONTACTE_SOLUTION=%</text:p>
      <text:p text:style-name="P40"/>
      <text:p text:style-name="P40"><text:tab/><draw:control text:anchor-type="as-char" draw:z-index="5" draw:style-name="gr1" draw:text-style-name="P45" svg:width="0.318cm" svg:height="0.318cm" draw:control="control5"/><text:tab/>%=NOTE_CORRECTE=%</text:p>
      <text:p text:style-name="P40"/>
      <text:p text:style-name="P40"><text:tab/><draw:control text:anchor-type="as-char" draw:z-index="1" draw:style-name="gr1" draw:text-style-name="P45" svg:width="0.318cm" svg:height="0.318cm" draw:control="control1"/><text:tab/>%=RAMENE=%</text:p>
      <text:p text:style-name="P40"/>
      <text:p text:style-name="P41">%=FR=% </text:p>
      <text:p text:style-name="P40"/>
      <text:p text:style-name="P40"><text:tab/><draw:control text:anchor-type="as-char" draw:z-index="0" draw:style-name="gr1" draw:text-style-name="P45" svg:width="0.318cm" svg:height="0.318cm" draw:control="control6"/><text:tab/>%=TRAITEMENT=%<text:span text:style-name="T46">%=SEA=%</text:span>%=LOI=%<text:span text:style-name="T46">%=SA=%</text:span> %=RESTE_MONTANT=%</text:p>
      <text:p text:style-name="P40"/>
      <text:p text:style-name="P42">%=FR=% </text:p>
      <text:p text:style-name="P40"><text:soft-page-break/></text:p>
      <text:p text:style-name="P43">%=DETAILS=%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7T12:42:00</meta:creation-date>
    <dc:date>2014-06-30T10:28:14.54</dc:date>
    <meta:print-date>2009-07-21T14:46:00</meta:print-date>
    <meta:editing-cycles>31</meta:editing-cycles>
    <meta:editing-duration>PT3H42M43S</meta:editing-duration>
    <meta:document-statistic meta:table-count="1" meta:image-count="0" meta:object-count="0" meta:page-count="3" meta:paragraph-count="76" meta:word-count="192" meta:character-count="1541"/>
    <meta:user-defined meta:name="Info 1"/>
    <meta:user-defined meta:name="Info 2"/>
    <meta:user-defined meta:name="Info 3"/>
    <meta:user-defined meta:name="Info 4"/>
    <meta:user-defined meta:name="_AdHocReviewCycleID" meta:value-type="string">-830208457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